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742e"/>
    </style:style>
    <style:style style:name="P2" style:family="paragraph" style:parent-style-name="Text_20_body">
      <style:text-properties officeooo:paragraph-rsid="00177729"/>
    </style:style>
    <style:style style:name="P3" style:family="paragraph" style:parent-style-name="Text_20_body">
      <style:text-properties officeooo:rsid="000bddd2" officeooo:paragraph-rsid="00190c1b"/>
    </style:style>
    <style:style style:name="P4" style:family="paragraph" style:parent-style-name="Text_20_body">
      <style:text-properties officeooo:paragraph-rsid="00190c1b"/>
    </style:style>
    <style:style style:name="P5" style:family="paragraph" style:parent-style-name="Text_20_body">
      <style:text-properties officeooo:paragraph-rsid="001ad87d"/>
    </style:style>
    <style:style style:name="T1" style:family="text">
      <style:text-properties officeooo:rsid="0016742e"/>
    </style:style>
    <style:style style:name="T2" style:family="text">
      <style:text-properties officeooo:rsid="00177729"/>
    </style:style>
    <style:style style:name="T3" style:family="text">
      <style:text-properties officeooo:rsid="00190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 lo largo de este capítulo, Elara ha tomado decisiones y formado juicios que, aunque comprensibles, no siempre fueron acertados.</text:p>
      <text:p text:style-name="P1"/>
      <text:p text:style-name="P1"/>
      <text:p text:style-name="P1">🔹<text:span text:style-name="Strong_20_Emphasis"><text:span text:style-name="T1">Ha c</text:span></text:span><text:span text:style-name="Strong_20_Emphasis">re</text:span><text:span text:style-name="Strong_20_Emphasis"><text:span text:style-name="T1">ido</text:span></text:span><text:span text:style-name="Strong_20_Emphasis"> que la niña, Omhistrine, e</text:span><text:span text:style-name="Strong_20_Emphasis"><text:span text:style-name="T1">ra</text:span></text:span><text:span text:style-name="Strong_20_Emphasis"> buena e inocente.</text:span><text:line-break/>Basándose únicamente en su apariencia: su juventud, belleza y dulzura.<text:line-break/><text:span text:style-name="Emphasis">Asocia</text:span><text:span text:style-name="Emphasis"><text:span text:style-name="T1">ndo</text:span></text:span><text:span text:style-name="Emphasis"> lo bello con lo bueno</text:span>: <text:span text:style-name="T1">porque </text:span>tendemos a pensar que si alguien es físicamente atractivo, también es confiable o moralmente correcto.</text:p>
      <text:p text:style-name="P1"/>
      <text:p text:style-name="P1">🔹<text:span text:style-name="Strong_20_Emphasis"><text:span text:style-name="T1">Ha c</text:span></text:span><text:span text:style-name="Strong_20_Emphasis">r</text:span><text:span text:style-name="Strong_20_Emphasis"><text:span text:style-name="T1">eido</text:span></text:span><text:span text:style-name="Strong_20_Emphasis"> que la vendedora de pan, Grendha, e</text:span><text:span text:style-name="Strong_20_Emphasis"><text:span text:style-name="T1">ra</text:span></text:span><text:span text:style-name="Strong_20_Emphasis"> malvada.</text:span><text:line-break/>Solo porque varias personas en el pueblo lo <text:span text:style-name="T1">han </text:span>dic<text:span text:style-name="T1">ho</text:span>.</text:p>
      <text:p text:style-name="P1"><text:span text:style-name="Emphasis"><text:span text:style-name="T1">Suponiendo que si l</text:span></text:span><text:span text:style-name="Emphasis">o cree todo el mundo debe ser cierto</text:span>: <text:span text:style-name="T1">porque </text:span>aceptamos creencias compartidas sin analizarlas (efecto de mayoría).</text:p>
      <text:p text:style-name="P1"><text:span text:style-name="Emphasis"><text:span text:style-name="T1">E i</text:span></text:span><text:span text:style-name="Emphasis">mita</text:span><text:span text:style-name="Emphasis"><text:span text:style-name="T2">ndo</text:span></text:span><text:span text:style-name="Emphasis"> al grupo</text:span>: <text:span text:style-name="T2">porque tendemos a seguir</text:span> la opinión mayoritaria sin cuestionarla (efecto manada).</text:p>
      <text:p text:style-name="P1"/>
      <text:p text:style-name="P2"><text:span text:style-name="Strong_20_Emphasis">🔹Cree que el vendedor de antigüedades es malvado.</text:span><text:line-break/>Porque le recuerda a alguien que conoció y le hizo daño.<text:line-break/><text:span text:style-name="Emphasis">Proyec</text:span><text:span text:style-name="Emphasis"><text:span text:style-name="T2">tando en el la imagen de otra persona</text:span></text:span>: <text:span text:style-name="T2">porque podemos </text:span>atribui<text:span text:style-name="T2">r</text:span> a otros emociones o recuerdos que en realidad están en nosotros.<text:line-break/>y<text:span text:style-name="T2"> porque tendemos a </text:span>clasifica<text:span text:style-name="T2">r</text:span> rápidamente basándonos en estereotipos, sin evidencia real.</text:p>
      <text:p text:style-name="P2"/>
      <text:p text:style-name="P4"><text:span text:style-name="Strong_20_Emphasis">🔹Cree que Omhistrine tiene el poder sobrenatural de teletransportarse.</text:span><text:line-break/>Porque eso <text:span text:style-name="Emphasis">cree haber visto</text:span>, aunque no tiene pruebas sólidas.<text:line-break/><text:span text:style-name="Emphasis"><text:span text:style-name="T3">C</text:span></text:span><text:span text:style-name="Emphasis">ompleta</text:span><text:span text:style-name="Emphasis"><text:span text:style-name="T3">ndo con su mente</text:span></text:span><text:span text:style-name="Emphasis"> lo que no </text:span><text:span text:style-name="Emphasis"><text:span text:style-name="T3">ha visto</text:span></text:span>: <text:span text:style-name="T3">porque </text:span>nuestro cerebro no registra la realidad como una cámara, sino que la reconstruye, a veces equivocándose. <text:span text:style-name="T3">Y c</text:span>uando algo nos desconcierta visualmente, tendemos a llenar los huecos con explicaciones extraordinarias.</text:p>
      <text:p text:style-name="P3"/>
      <text:p text:style-name="P3"><text:span text:style-name="Strong_20_Emphasis">🔹Cree que elegir el camino más corto es la forma más rápida de llegar al destino.</text:span><text:line-break/><text:span text:style-name="Emphasis"><text:span text:style-name="T3">S</text:span></text:span><text:span text:style-name="Emphasis">implifica</text:span><text:span text:style-name="Emphasis"><text:span text:style-name="T3">ndo el problema excesivamente</text:span></text:span></text:p>
      <text:p text:style-name="P5"><text:span text:style-name="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2T12:23:30.872000000</meta:creation-date>
    <dc:date>2025-06-02T12:58:51.686000000</dc:date>
    <meta:editing-duration>PT4M37S</meta:editing-duration>
    <meta:editing-cycles>1</meta:editing-cycles>
    <meta:document-statistic meta:table-count="0" meta:image-count="0" meta:object-count="0" meta:page-count="1" meta:paragraph-count="8" meta:word-count="249" meta:character-count="1595" meta:non-whitespace-character-count="1354"/>
    <meta:generator>LibreOffice/7.3.5.2$Windows_X86_64 LibreOffice_project/184fe81b8c8c30d8b5082578aee2fed2ea847c01</meta:generator>
  </office:meta>
</office:document-meta>
</file>